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729c7" officeooo:paragraph-rsid="00d729c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" style:family="paragraph" style:parent-style-name="Standard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13e9" officeooo:paragraph-rsid="00d913e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13e9" officeooo:paragraph-rsid="00d913e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13e9" officeooo:paragraph-rsid="00d913e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3b7" officeooo:paragraph-rsid="00d9d3b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3b7" officeooo:paragraph-rsid="00db05a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3b7" officeooo:paragraph-rsid="00d9d3b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d3b7" officeooo:paragraph-rsid="00db05a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b05a8" officeooo:paragraph-rsid="00db05a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b05a8" officeooo:paragraph-rsid="00db05a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ca36f" officeooo:paragraph-rsid="00dca36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ca36f" officeooo:paragraph-rsid="00dca36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29c18" officeooo:paragraph-rsid="00e29c1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29c18" officeooo:paragraph-rsid="00e29c1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52075" officeooo:paragraph-rsid="00e5207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7fb20" officeooo:paragraph-rsid="00e7fb2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21a6f" officeooo:paragraph-rsid="00f21a6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21a6f" officeooo:paragraph-rsid="00f21a6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40956" officeooo:paragraph-rsid="00f4095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a99d5" officeooo:paragraph-rsid="00fa99d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a99d5" officeooo:paragraph-rsid="00f8c80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b36f1" officeooo:paragraph-rsid="00fb36f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b36f1" officeooo:paragraph-rsid="00fb36f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bd10d" officeooo:paragraph-rsid="00fbd10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407b3" officeooo:paragraph-rsid="010407b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407b3" officeooo:paragraph-rsid="0103b5e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407b3" officeooo:paragraph-rsid="010407b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47184" officeooo:paragraph-rsid="0104718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476de" officeooo:paragraph-rsid="010476d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476de" officeooo:paragraph-rsid="010476d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71a03" officeooo:paragraph-rsid="01071a0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b679c" officeooo:paragraph-rsid="010b679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b679c" officeooo:paragraph-rsid="0109b76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b679c" officeooo:paragraph-rsid="0109b76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b679c" officeooo:paragraph-rsid="010b679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c01fc" officeooo:paragraph-rsid="010c01f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c01fc" officeooo:paragraph-rsid="010ba5e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c01fc" officeooo:paragraph-rsid="010c01f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e7383" officeooo:paragraph-rsid="010e738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b39c9" officeooo:paragraph-rsid="011b39c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b39c9" officeooo:paragraph-rsid="011992c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b39c9" officeooo:paragraph-rsid="011b39c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cd278" officeooo:paragraph-rsid="011cd27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154f1" officeooo:paragraph-rsid="012154f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3df63" officeooo:paragraph-rsid="0123df6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3df63" officeooo:paragraph-rsid="0123df6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de68b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de68b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003f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0a9e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29c1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3a47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6c0c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7fb2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90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de68b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003f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0a9e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29c1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3a47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6c0c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7fb2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e68b1" officeooo:paragraph-rsid="00e90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003f0" officeooo:paragraph-rsid="00e003f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0a9e2" officeooo:paragraph-rsid="00e0a9e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3a479" officeooo:paragraph-rsid="00e29c1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3a479" officeooo:paragraph-rsid="00e3a47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6c0cb" officeooo:paragraph-rsid="00e6c0c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9002e" officeooo:paragraph-rsid="00e90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c824b" officeooo:paragraph-rsid="00e90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c824b" officeooo:paragraph-rsid="00ec824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c824b" officeooo:paragraph-rsid="00e90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e0072" officeooo:paragraph-rsid="00ee007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e69a5" officeooo:paragraph-rsid="00ee007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e69a5" officeooo:paragraph-rsid="00ee69a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e69a5" officeooo:paragraph-rsid="00ee69a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e69a5" officeooo:paragraph-rsid="00ee69a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f6a68" officeooo:paragraph-rsid="00eed44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ef6a68" officeooo:paragraph-rsid="00ef6a6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04d88" officeooo:paragraph-rsid="00ef6a6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04d88" officeooo:paragraph-rsid="00f04d8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04d88" officeooo:paragraph-rsid="00ef6a6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04d88" officeooo:paragraph-rsid="00f04d8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06f3b" officeooo:paragraph-rsid="00f04d8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06f3b" officeooo:paragraph-rsid="00f04d8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49a29" officeooo:paragraph-rsid="00f4095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49a29" officeooo:paragraph-rsid="00f49a2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49a29" officeooo:paragraph-rsid="00f4095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4e443" officeooo:paragraph-rsid="00f4e44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6dcfb" officeooo:paragraph-rsid="00f4e44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6dcfb" officeooo:paragraph-rsid="00f6dcf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6dcfb" officeooo:paragraph-rsid="00f4e44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8c808" officeooo:paragraph-rsid="00f6dcf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8c808" officeooo:paragraph-rsid="00f8c80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3eca" officeooo:paragraph-rsid="00fbd10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3eca" officeooo:paragraph-rsid="00fd3ec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3eca" officeooo:paragraph-rsid="00fd3ec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f9b3" officeooo:paragraph-rsid="00fd3ec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f9b3" officeooo:paragraph-rsid="00fdf9b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f9b3" officeooo:paragraph-rsid="00fd3ec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df9b3" officeooo:paragraph-rsid="00fdf9b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f1026" officeooo:paragraph-rsid="00ff102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f1026" officeooo:paragraph-rsid="00ff102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f6f1c" officeooo:paragraph-rsid="00ff102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f9e14" officeooo:paragraph-rsid="00ff9e1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f9e14" officeooo:paragraph-rsid="00ff9e1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ff9e14" officeooo:paragraph-rsid="00ff9e1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17239" officeooo:paragraph-rsid="00ff9e1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17239" officeooo:paragraph-rsid="00ff9e1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28ca0" officeooo:paragraph-rsid="01028ca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39367" officeooo:paragraph-rsid="0103936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3b5e9" officeooo:paragraph-rsid="0103936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3b5e9" officeooo:paragraph-rsid="0103b5e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3b5e9" officeooo:paragraph-rsid="0103936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5d4de" officeooo:paragraph-rsid="010476d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5d4de" officeooo:paragraph-rsid="0105d4d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880a4" officeooo:paragraph-rsid="010880a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9b762" officeooo:paragraph-rsid="010880a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9b762" officeooo:paragraph-rsid="0109b76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9b762" officeooo:paragraph-rsid="010880a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ba5e0" officeooo:paragraph-rsid="010b679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ba5e0" officeooo:paragraph-rsid="010ba5e0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0ba5e0" officeooo:paragraph-rsid="010b679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000ad" officeooo:paragraph-rsid="010e738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000ad" officeooo:paragraph-rsid="011000a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000ad" officeooo:paragraph-rsid="010e738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000ad" officeooo:paragraph-rsid="011000a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0d9e5" officeooo:paragraph-rsid="0110d9e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23608" officeooo:paragraph-rsid="0110d9e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23608" officeooo:paragraph-rsid="0112360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506d1" officeooo:paragraph-rsid="0112360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5fe79" officeooo:paragraph-rsid="0115fe7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5fe79" officeooo:paragraph-rsid="0115fe7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625f5" officeooo:paragraph-rsid="011625f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7e57e" officeooo:paragraph-rsid="011625f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7e57e" officeooo:paragraph-rsid="0117e57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8166a" officeooo:paragraph-rsid="0117e57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8166a" officeooo:paragraph-rsid="0118166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992c4" officeooo:paragraph-rsid="0118166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992c4" officeooo:paragraph-rsid="011992c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992c4" officeooo:paragraph-rsid="0118166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992c4" officeooo:paragraph-rsid="011992c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e8902" officeooo:paragraph-rsid="011cd27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e8902" officeooo:paragraph-rsid="011e890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1fdb7d" officeooo:paragraph-rsid="011e890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1833b" officeooo:paragraph-rsid="0121833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33f7a" officeooo:paragraph-rsid="0121833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49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395f4" officeooo:paragraph-rsid="012395f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395f4" officeooo:paragraph-rsid="012395f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395f4" officeooo:paragraph-rsid="012395f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4f7e4" officeooo:paragraph-rsid="0123df6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4f7e4" officeooo:paragraph-rsid="0124f7e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5faad" officeooo:paragraph-rsid="0124f7e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5faad" officeooo:paragraph-rsid="0125faa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7e373" officeooo:paragraph-rsid="0127e37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7e373" officeooo:paragraph-rsid="0127e37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7e373" officeooo:paragraph-rsid="0127e373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9c099" officeooo:paragraph-rsid="0129c09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abf4f" officeooo:paragraph-rsid="0129c09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abf4f" officeooo:paragraph-rsid="012abf4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abf4f" officeooo:paragraph-rsid="0129c09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b7709" officeooo:paragraph-rsid="012abf4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b7709" officeooo:paragraph-rsid="012b770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b7709" officeooo:paragraph-rsid="012b770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b7709" officeooo:paragraph-rsid="012b770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c3a24" officeooo:paragraph-rsid="012b770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c3a24" officeooo:paragraph-rsid="012c3a2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6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c3a24" officeooo:paragraph-rsid="012c3a2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c3a24" officeooo:paragraph-rsid="012c3a2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d1f47" officeooo:paragraph-rsid="012d1f4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d1f47" officeooo:paragraph-rsid="012d1f4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ed3dc" officeooo:paragraph-rsid="012ed3d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182e1" officeooo:paragraph-rsid="013182e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c63a" officeooo:paragraph-rsid="0144c63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22d5e" officeooo:paragraph-rsid="01522d5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30f89" officeooo:paragraph-rsid="01530f8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4415d" officeooo:paragraph-rsid="0154415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9d18d" officeooo:paragraph-rsid="0159d18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9d3b7" officeooo:paragraph-rsid="00d9d3b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b05a8" officeooo:paragraph-rsid="00db05a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b05a8" officeooo:paragraph-rsid="00db05a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ca36f" officeooo:paragraph-rsid="00dca36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ca36f" officeooo:paragraph-rsid="00dca36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5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e68b1" officeooo:paragraph-rsid="00de68b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e68b1" officeooo:paragraph-rsid="00de68b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003f0" officeooo:paragraph-rsid="00e003f0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25675" officeooo:paragraph-rsid="00e2567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8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29c18" officeooo:paragraph-rsid="00e29c1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29c18" officeooo:paragraph-rsid="00e29c1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52075" officeooo:paragraph-rsid="00e5207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6c0cb" officeooo:paragraph-rsid="00e6c0c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7fb20" officeooo:paragraph-rsid="00e7fb20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7fb20" officeooo:paragraph-rsid="00e7fb20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9002e" officeooo:paragraph-rsid="00e9002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e0072" officeooo:paragraph-rsid="00ee0072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e0072" officeooo:paragraph-rsid="00ee0072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e69a5" officeooo:paragraph-rsid="00ee69a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ed448" officeooo:paragraph-rsid="00eed44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ef6a68" officeooo:paragraph-rsid="00ef6a6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04d88" officeooo:paragraph-rsid="00f04d8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04d88" officeooo:paragraph-rsid="00f04d8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21a6f" officeooo:paragraph-rsid="00f21a6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21a6f" officeooo:paragraph-rsid="00f21a6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40956" officeooo:paragraph-rsid="00f4095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4e443" officeooo:paragraph-rsid="00f4e44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6dcfb" officeooo:paragraph-rsid="00f6dcf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8c808" officeooo:paragraph-rsid="00f8c80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b36f1" officeooo:paragraph-rsid="00fb36f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b36f1" officeooo:paragraph-rsid="00fb36f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bd10d" officeooo:paragraph-rsid="00fbd10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d3eca" officeooo:paragraph-rsid="00fd3ec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d3eca" officeooo:paragraph-rsid="00fd3ec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df9b3" officeooo:paragraph-rsid="00fdf9b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5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df9b3" officeooo:paragraph-rsid="00fdf9b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f1026" officeooo:paragraph-rsid="00ff102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f9e14" officeooo:paragraph-rsid="00ff9e1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ff9e14" officeooo:paragraph-rsid="00ff9e1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39367" officeooo:paragraph-rsid="0103936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3b5e9" officeooo:paragraph-rsid="0103b5e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407b3" officeooo:paragraph-rsid="010407b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476de" officeooo:paragraph-rsid="010476d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476de" officeooo:paragraph-rsid="010476d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5d4de" officeooo:paragraph-rsid="0105d4d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71a03" officeooo:paragraph-rsid="01071a0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880a4" officeooo:paragraph-rsid="010880a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880a4" officeooo:paragraph-rsid="010880a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9b762" officeooo:paragraph-rsid="0109b762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2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b679c" officeooo:paragraph-rsid="010b679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b679c" officeooo:paragraph-rsid="010b679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ba5e0" officeooo:paragraph-rsid="010ba5e0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c01fc" officeooo:paragraph-rsid="010c01f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c01fc" officeooo:paragraph-rsid="010c01f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0e7383" officeooo:paragraph-rsid="010e738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0d9e5" officeooo:paragraph-rsid="0110d9e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23608" officeooo:paragraph-rsid="0112360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23608" officeooo:paragraph-rsid="0112360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5fe79" officeooo:paragraph-rsid="0115fe7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625f5" officeooo:paragraph-rsid="011625f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7e57e" officeooo:paragraph-rsid="0117e57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8166a" officeooo:paragraph-rsid="0118166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992c4" officeooo:paragraph-rsid="011992c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992c4" officeooo:paragraph-rsid="011992c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b39c9" officeooo:paragraph-rsid="011b39c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b39c9" officeooo:paragraph-rsid="011b39c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cd278" officeooo:paragraph-rsid="011cd27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1e8902" officeooo:paragraph-rsid="011e8902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154f1" officeooo:paragraph-rsid="012154f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4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154f1" officeooo:paragraph-rsid="012154f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1833b" officeooo:paragraph-rsid="0121833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1833b" officeooo:paragraph-rsid="0121833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395f4" officeooo:paragraph-rsid="012395f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395f4" officeooo:paragraph-rsid="012395f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3df63" officeooo:paragraph-rsid="0123df6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5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3df63" officeooo:paragraph-rsid="0123df6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4f7e4" officeooo:paragraph-rsid="0124f7e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5faad" officeooo:paragraph-rsid="0125faa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7e373" officeooo:paragraph-rsid="0127e373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5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9c099" officeooo:paragraph-rsid="0129c09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abf4f" officeooo:paragraph-rsid="012abf4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b7709" officeooo:paragraph-rsid="012b770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b7709" officeooo:paragraph-rsid="012b770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c3a24" officeooo:paragraph-rsid="012c3a2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c3a24" officeooo:paragraph-rsid="012c3a2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d1f47" officeooo:paragraph-rsid="012d1f4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ed3dc" officeooo:paragraph-rsid="012ed3d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2ed3dc" officeooo:paragraph-rsid="012ed3d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091db" officeooo:paragraph-rsid="013091d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69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091db" officeooo:paragraph-rsid="013091d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182e1" officeooo:paragraph-rsid="013182e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182e1" officeooo:paragraph-rsid="013182e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3372f" officeooo:paragraph-rsid="0133372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3372f" officeooo:paragraph-rsid="0133372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41479" officeooo:paragraph-rsid="0134147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5ebbf" officeooo:paragraph-rsid="0135ebb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5ebbf" officeooo:paragraph-rsid="0135ebbf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6a111" officeooo:paragraph-rsid="0136a11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7f3b6" officeooo:paragraph-rsid="0137f3b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7f3b6" officeooo:paragraph-rsid="0137f3b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b266d" officeooo:paragraph-rsid="013b266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b266d" officeooo:paragraph-rsid="013b266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c170c" officeooo:paragraph-rsid="013c170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cbc2a" officeooo:paragraph-rsid="013cbc2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cbc2a" officeooo:paragraph-rsid="013cbc2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e2abc" officeooo:paragraph-rsid="013e2ab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e2abc" officeooo:paragraph-rsid="013e2abc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ef7d5" officeooo:paragraph-rsid="013ef7d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ef7d5" officeooo:paragraph-rsid="013ef7d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8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f109e" officeooo:paragraph-rsid="013f109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3f109e" officeooo:paragraph-rsid="013f109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082c5" officeooo:paragraph-rsid="014082c5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23f6d" officeooo:paragraph-rsid="01423f6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34358" officeooo:paragraph-rsid="01434358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46fdd" officeooo:paragraph-rsid="01446fd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5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46fdd" officeooo:paragraph-rsid="01446fd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4c63a" officeooo:paragraph-rsid="0144c63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4c63a" officeooo:paragraph-rsid="0144c63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54051" officeooo:paragraph-rsid="0145405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99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54051" officeooo:paragraph-rsid="0145405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6c5e6" officeooo:paragraph-rsid="0146c5e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6c5e6" officeooo:paragraph-rsid="0146c5e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8afe7" officeooo:paragraph-rsid="0148afe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8afe7" officeooo:paragraph-rsid="0148afe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a6264" officeooo:paragraph-rsid="014a626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aa4a7" officeooo:paragraph-rsid="014aa4a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c4717" officeooo:paragraph-rsid="014c471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d94c6" officeooo:paragraph-rsid="014d94c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d94c6" officeooo:paragraph-rsid="014d94c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e75f4" officeooo:paragraph-rsid="014e75f4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f9ba7" officeooo:paragraph-rsid="014f9ba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4f9ba7" officeooo:paragraph-rsid="014f9ba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06521" officeooo:paragraph-rsid="01506521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22d5e" officeooo:paragraph-rsid="01522d5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22d5e" officeooo:paragraph-rsid="01522d5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30f89" officeooo:paragraph-rsid="01530f8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30f89" officeooo:paragraph-rsid="01530f89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363cb" officeooo:paragraph-rsid="015363c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363cb" officeooo:paragraph-rsid="015363cb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1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4415d" officeooo:paragraph-rsid="0154415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4415d" officeooo:paragraph-rsid="0154415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1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49c96" officeooo:paragraph-rsid="01549c9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49c96" officeooo:paragraph-rsid="01549c96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548f7" officeooo:paragraph-rsid="015548f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548f7" officeooo:paragraph-rsid="015548f7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6e77e" officeooo:paragraph-rsid="0156e77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6e77e" officeooo:paragraph-rsid="0156e77e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9d18d" officeooo:paragraph-rsid="0159d18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9d18d" officeooo:paragraph-rsid="0159d18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29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5a7eb2" officeooo:paragraph-rsid="015a7eb2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33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6pt" fo:letter-spacing="normal" fo:font-style="normal" style:text-underline-style="none" fo:font-weight="normal" officeooo:rsid="00de68b1" officeooo:paragraph-rsid="00de68b1" style:text-blinking="false" fo:background-color="transparent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P33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ed3dc" officeooo:paragraph-rsid="012ed3d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2ed3dc" officeooo:paragraph-rsid="012ed3d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091db" officeooo:paragraph-rsid="013091d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091db" officeooo:paragraph-rsid="013091d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5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091db" officeooo:paragraph-rsid="013091d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182e1" officeooo:paragraph-rsid="013091d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182e1" officeooo:paragraph-rsid="013182e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182e1" officeooo:paragraph-rsid="013091d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3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182e1" officeooo:paragraph-rsid="013182e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0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182e1" officeooo:paragraph-rsid="013182e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3372f" officeooo:paragraph-rsid="0133372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41479" officeooo:paragraph-rsid="0133372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41479" officeooo:paragraph-rsid="0134147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41479" officeooo:paragraph-rsid="0133372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4624c" officeooo:paragraph-rsid="0134624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4624c" officeooo:paragraph-rsid="0134624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5ebbf" officeooo:paragraph-rsid="0135ebb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5ebbf" officeooo:paragraph-rsid="0135ebb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49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5ebbf" officeooo:paragraph-rsid="0135ebb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6a111" officeooo:paragraph-rsid="0135ebb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6a111" officeooo:paragraph-rsid="0136a11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6a111" officeooo:paragraph-rsid="0135ebb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6f627" officeooo:paragraph-rsid="0136a11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7f3b6" officeooo:paragraph-rsid="0137f3b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a9d57" officeooo:paragraph-rsid="0137f3b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a9d57" officeooo:paragraph-rsid="013a9d5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a9d57" officeooo:paragraph-rsid="0137f3b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b266d" officeooo:paragraph-rsid="013b266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5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b266d" officeooo:paragraph-rsid="013b266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b266d" officeooo:paragraph-rsid="013b266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c170c" officeooo:paragraph-rsid="013c170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cbc2a" officeooo:paragraph-rsid="013c170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cbc2a" officeooo:paragraph-rsid="013cbc2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cbc2a" officeooo:paragraph-rsid="013c170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cbc2a" officeooo:paragraph-rsid="013cbc2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cbc2a" officeooo:paragraph-rsid="013cbc2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e2abc" officeooo:paragraph-rsid="013e2ab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8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e2abc" officeooo:paragraph-rsid="013e2abc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6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ef7d5" officeooo:paragraph-rsid="013ef7d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f109e" officeooo:paragraph-rsid="013ef7d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f109e" officeooo:paragraph-rsid="013f109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3f109e" officeooo:paragraph-rsid="013f109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082c5" officeooo:paragraph-rsid="014082c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23f6d" officeooo:paragraph-rsid="014082c5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23f6d" officeooo:paragraph-rsid="01423f6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23f6d" officeooo:paragraph-rsid="01423f6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34358" officeooo:paragraph-rsid="0143435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6fdd" officeooo:paragraph-rsid="0143435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7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6fdd" officeooo:paragraph-rsid="01446fd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6fdd" officeooo:paragraph-rsid="01434358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6fdd" officeooo:paragraph-rsid="01446fd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c63a" officeooo:paragraph-rsid="01446fd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c63a" officeooo:paragraph-rsid="0144c63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c63a" officeooo:paragraph-rsid="01446fd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c63a" officeooo:paragraph-rsid="0144c63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4c63a" officeooo:paragraph-rsid="0144c63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54051" officeooo:paragraph-rsid="0144c63a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54051" officeooo:paragraph-rsid="0145405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8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54051" officeooo:paragraph-rsid="0145405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6c5e6" officeooo:paragraph-rsid="0145405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6c5e6" officeooo:paragraph-rsid="0146c5e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6c5e6" officeooo:paragraph-rsid="0145405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8afe7" officeooo:paragraph-rsid="0146c5e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8afe7" officeooo:paragraph-rsid="0148afe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8afe7" officeooo:paragraph-rsid="0146c5e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8afe7" officeooo:paragraph-rsid="0148afe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7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8afe7" officeooo:paragraph-rsid="0148afe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a6264" officeooo:paragraph-rsid="014a626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39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aa4a7" officeooo:paragraph-rsid="014a626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aa4a7" officeooo:paragraph-rsid="014aa4a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aa4a7" officeooo:paragraph-rsid="014aa4a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c4717" officeooo:paragraph-rsid="014c471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ca713" officeooo:paragraph-rsid="014c471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4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d94c6" officeooo:paragraph-rsid="014d94c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d94c6" officeooo:paragraph-rsid="014d94c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d94c6" officeooo:paragraph-rsid="014d94c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e75f4" officeooo:paragraph-rsid="014d94c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e75f4" officeooo:paragraph-rsid="014e75f4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0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4f9ba7" officeooo:paragraph-rsid="014f9ba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06521" officeooo:paragraph-rsid="014f9ba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06521" officeooo:paragraph-rsid="0150652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06521" officeooo:paragraph-rsid="014f9ba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22d5e" officeooo:paragraph-rsid="01506521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22d5e" officeooo:paragraph-rsid="01522d5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30f89" officeooo:paragraph-rsid="01522d5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30f89" officeooo:paragraph-rsid="01530f8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30f89" officeooo:paragraph-rsid="01522d5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30f89" officeooo:paragraph-rsid="01530f8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1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363cb" officeooo:paragraph-rsid="01530f89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363cb" officeooo:paragraph-rsid="015363cb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4415d" officeooo:paragraph-rsid="0154415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2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49c96" officeooo:paragraph-rsid="01549c9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3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49c96" officeooo:paragraph-rsid="01549c9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49c96" officeooo:paragraph-rsid="01549c9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548f7" officeooo:paragraph-rsid="01549c9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6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548f7" officeooo:paragraph-rsid="015548f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6e77e" officeooo:paragraph-rsid="0156e77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6e77e" officeooo:paragraph-rsid="0156e77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2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6e77e" officeooo:paragraph-rsid="01582bd6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9d18d" officeooo:paragraph-rsid="0156e77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9d18d" officeooo:paragraph-rsid="0159d18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9d18d" officeooo:paragraph-rsid="0156e77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9d18d" officeooo:paragraph-rsid="0159d18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5a7eb2" officeooo:paragraph-rsid="015a7eb2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5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1623b0d" officeooo:paragraph-rsid="01623b0d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436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623b0d" officeooo:paragraph-rsid="01623b0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43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1623b0d" officeooo:paragraph-rsid="01623b0d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" style:family="text">
      <style:text-properties officeooo:rsid="00d913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e3a479" style:font-weight-asian="normal" style:font-weight-complex="normal"/>
    </style:style>
    <style:style style:name="T4" style:family="text">
      <style:text-properties fo:font-weight="normal" officeooo:rsid="00e7fb20" style:font-weight-asian="normal" style:font-weight-complex="normal"/>
    </style:style>
    <style:style style:name="T5" style:family="text">
      <style:text-properties fo:font-weight="normal" officeooo:rsid="00ec824b" style:font-weight-asian="normal" style:font-weight-complex="normal"/>
    </style:style>
    <style:style style:name="T6" style:family="text">
      <style:text-properties fo:font-weight="normal" officeooo:rsid="00ee69a5" style:font-weight-asian="normal" style:font-weight-complex="normal"/>
    </style:style>
    <style:style style:name="T7" style:family="text">
      <style:text-properties fo:font-weight="normal" officeooo:rsid="00ef6a68" style:font-weight-asian="normal" style:font-weight-complex="normal"/>
    </style:style>
    <style:style style:name="T8" style:family="text">
      <style:text-properties fo:font-weight="normal" officeooo:rsid="00f04d88" style:font-weight-asian="normal" style:font-weight-complex="normal"/>
    </style:style>
    <style:style style:name="T9" style:family="text">
      <style:text-properties fo:font-weight="normal" officeooo:rsid="00f06f3b" style:font-weight-asian="normal" style:font-weight-complex="normal"/>
    </style:style>
    <style:style style:name="T10" style:family="text">
      <style:text-properties fo:font-weight="normal" officeooo:rsid="00f49a29" style:font-weight-asian="normal" style:font-weight-complex="normal"/>
    </style:style>
    <style:style style:name="T11" style:family="text">
      <style:text-properties fo:font-weight="normal" officeooo:rsid="00f6dcfb" style:font-weight-asian="normal" style:font-weight-complex="normal"/>
    </style:style>
    <style:style style:name="T12" style:family="text">
      <style:text-properties fo:font-weight="normal" officeooo:rsid="00f8c808" style:font-weight-asian="normal" style:font-weight-complex="normal"/>
    </style:style>
    <style:style style:name="T13" style:family="text">
      <style:text-properties fo:font-weight="normal" officeooo:rsid="00fa99d5" style:font-weight-asian="normal" style:font-weight-complex="normal"/>
    </style:style>
    <style:style style:name="T14" style:family="text">
      <style:text-properties fo:font-weight="normal" officeooo:rsid="00fd3eca" style:font-weight-asian="normal" style:font-weight-complex="normal"/>
    </style:style>
    <style:style style:name="T15" style:family="text">
      <style:text-properties fo:font-weight="normal" officeooo:rsid="00fdf9b3" style:font-weight-asian="normal" style:font-weight-complex="normal"/>
    </style:style>
    <style:style style:name="T16" style:family="text">
      <style:text-properties fo:font-weight="normal" officeooo:rsid="00ff6f1c" style:font-weight-asian="normal" style:font-weight-complex="normal"/>
    </style:style>
    <style:style style:name="T17" style:family="text">
      <style:text-properties fo:font-weight="normal" officeooo:rsid="01017239" style:font-weight-asian="normal" style:font-weight-complex="normal"/>
    </style:style>
    <style:style style:name="T18" style:family="text">
      <style:text-properties fo:font-weight="normal" officeooo:rsid="0103b5e9" style:font-weight-asian="normal" style:font-weight-complex="normal"/>
    </style:style>
    <style:style style:name="T19" style:family="text">
      <style:text-properties fo:font-weight="normal" officeooo:rsid="010407b3" style:font-weight-asian="normal" style:font-weight-complex="normal"/>
    </style:style>
    <style:style style:name="T20" style:family="text">
      <style:text-properties fo:font-weight="normal" officeooo:rsid="0105d4de" style:font-weight-asian="normal" style:font-weight-complex="normal"/>
    </style:style>
    <style:style style:name="T21" style:family="text">
      <style:text-properties fo:font-weight="normal" officeooo:rsid="0109b762" style:font-weight-asian="normal" style:font-weight-complex="normal"/>
    </style:style>
    <style:style style:name="T22" style:family="text">
      <style:text-properties fo:font-weight="normal" officeooo:rsid="010b679c" style:font-weight-asian="normal" style:font-weight-complex="normal"/>
    </style:style>
    <style:style style:name="T23" style:family="text">
      <style:text-properties fo:font-weight="normal" officeooo:rsid="010ba5e0" style:font-weight-asian="normal" style:font-weight-complex="normal"/>
    </style:style>
    <style:style style:name="T24" style:family="text">
      <style:text-properties fo:font-weight="normal" officeooo:rsid="010c01fc" style:font-weight-asian="normal" style:font-weight-complex="normal"/>
    </style:style>
    <style:style style:name="T25" style:family="text">
      <style:text-properties fo:font-weight="normal" officeooo:rsid="011000ad" style:font-weight-asian="normal" style:font-weight-complex="normal"/>
    </style:style>
    <style:style style:name="T26" style:family="text">
      <style:text-properties fo:font-weight="normal" officeooo:rsid="01123608" style:font-weight-asian="normal" style:font-weight-complex="normal"/>
    </style:style>
    <style:style style:name="T27" style:family="text">
      <style:text-properties fo:font-weight="normal" officeooo:rsid="011506d1" style:font-weight-asian="normal" style:font-weight-complex="normal"/>
    </style:style>
    <style:style style:name="T28" style:family="text">
      <style:text-properties fo:font-weight="normal" officeooo:rsid="0117e57e" style:font-weight-asian="normal" style:font-weight-complex="normal"/>
    </style:style>
    <style:style style:name="T29" style:family="text">
      <style:text-properties fo:font-weight="normal" officeooo:rsid="0118166a" style:font-weight-asian="normal" style:font-weight-complex="normal"/>
    </style:style>
    <style:style style:name="T30" style:family="text">
      <style:text-properties fo:font-weight="normal" officeooo:rsid="011992c4" style:font-weight-asian="normal" style:font-weight-complex="normal"/>
    </style:style>
    <style:style style:name="T31" style:family="text">
      <style:text-properties fo:font-weight="normal" officeooo:rsid="011b39c9" style:font-weight-asian="normal" style:font-weight-complex="normal"/>
    </style:style>
    <style:style style:name="T32" style:family="text">
      <style:text-properties fo:font-weight="normal" officeooo:rsid="011e8902" style:font-weight-asian="normal" style:font-weight-complex="normal"/>
    </style:style>
    <style:style style:name="T33" style:family="text">
      <style:text-properties fo:font-weight="normal" officeooo:rsid="011fdb7d" style:font-weight-asian="normal" style:font-weight-complex="normal"/>
    </style:style>
    <style:style style:name="T34" style:family="text">
      <style:text-properties fo:font-weight="normal" officeooo:rsid="01233f7a" style:font-weight-asian="normal" style:font-weight-complex="normal"/>
    </style:style>
    <style:style style:name="T35" style:family="text">
      <style:text-properties fo:font-weight="normal" officeooo:rsid="0124f7e4" style:font-weight-asian="normal" style:font-weight-complex="normal"/>
    </style:style>
    <style:style style:name="T36" style:family="text">
      <style:text-properties fo:font-weight="normal" officeooo:rsid="0125faad" style:font-weight-asian="normal" style:font-weight-complex="normal"/>
    </style:style>
    <style:style style:name="T37" style:family="text">
      <style:text-properties fo:font-weight="normal" officeooo:rsid="0127e373" style:font-weight-asian="normal" style:font-weight-complex="normal"/>
    </style:style>
    <style:style style:name="T38" style:family="text">
      <style:text-properties fo:font-weight="normal" officeooo:rsid="012abf4f" style:font-weight-asian="normal" style:font-weight-complex="normal"/>
    </style:style>
    <style:style style:name="T39" style:family="text">
      <style:text-properties fo:font-weight="normal" officeooo:rsid="012b7709" style:font-weight-asian="normal" style:font-weight-complex="normal"/>
    </style:style>
    <style:style style:name="T40" style:family="text">
      <style:text-properties fo:font-weight="normal" officeooo:rsid="012c3a24" style:font-weight-asian="normal" style:font-weight-complex="normal"/>
    </style:style>
    <style:style style:name="T41" style:family="text">
      <style:text-properties fo:font-weight="normal" officeooo:rsid="013182e1" style:font-weight-asian="normal" style:font-weight-complex="normal"/>
    </style:style>
    <style:style style:name="T42" style:family="text">
      <style:text-properties fo:font-weight="normal" officeooo:rsid="01341479" style:font-weight-asian="normal" style:font-weight-complex="normal"/>
    </style:style>
    <style:style style:name="T43" style:family="text">
      <style:text-properties fo:font-weight="normal" officeooo:rsid="0136a111" style:font-weight-asian="normal" style:font-weight-complex="normal"/>
    </style:style>
    <style:style style:name="T44" style:family="text">
      <style:text-properties fo:font-weight="normal" officeooo:rsid="0136f627" style:font-weight-asian="normal" style:font-weight-complex="normal"/>
    </style:style>
    <style:style style:name="T45" style:family="text">
      <style:text-properties fo:font-weight="normal" officeooo:rsid="013a9d57" style:font-weight-asian="normal" style:font-weight-complex="normal"/>
    </style:style>
    <style:style style:name="T46" style:family="text">
      <style:text-properties fo:font-weight="normal" officeooo:rsid="013cbc2a" style:font-weight-asian="normal" style:font-weight-complex="normal"/>
    </style:style>
    <style:style style:name="T47" style:family="text">
      <style:text-properties fo:font-weight="normal" officeooo:rsid="013f109e" style:font-weight-asian="normal" style:font-weight-complex="normal"/>
    </style:style>
    <style:style style:name="T48" style:family="text">
      <style:text-properties fo:font-weight="normal" officeooo:rsid="01423f6d" style:font-weight-asian="normal" style:font-weight-complex="normal"/>
    </style:style>
    <style:style style:name="T49" style:family="text">
      <style:text-properties fo:font-weight="normal" officeooo:rsid="01446fdd" style:font-weight-asian="normal" style:font-weight-complex="normal"/>
    </style:style>
    <style:style style:name="T50" style:family="text">
      <style:text-properties fo:font-weight="normal" officeooo:rsid="0144c63a" style:font-weight-asian="normal" style:font-weight-complex="normal"/>
    </style:style>
    <style:style style:name="T51" style:family="text">
      <style:text-properties fo:font-weight="normal" officeooo:rsid="01454051" style:font-weight-asian="normal" style:font-weight-complex="normal"/>
    </style:style>
    <style:style style:name="T52" style:family="text">
      <style:text-properties fo:font-weight="normal" officeooo:rsid="0146c5e6" style:font-weight-asian="normal" style:font-weight-complex="normal"/>
    </style:style>
    <style:style style:name="T53" style:family="text">
      <style:text-properties fo:font-weight="normal" officeooo:rsid="0148afe7" style:font-weight-asian="normal" style:font-weight-complex="normal"/>
    </style:style>
    <style:style style:name="T54" style:family="text">
      <style:text-properties fo:font-weight="normal" officeooo:rsid="01492381" style:font-weight-asian="normal" style:font-weight-complex="normal"/>
    </style:style>
    <style:style style:name="T55" style:family="text">
      <style:text-properties fo:font-weight="normal" officeooo:rsid="014a9dc6" style:font-weight-asian="normal" style:font-weight-complex="normal"/>
    </style:style>
    <style:style style:name="T56" style:family="text">
      <style:text-properties fo:font-weight="normal" officeooo:rsid="014aa4a7" style:font-weight-asian="normal" style:font-weight-complex="normal"/>
    </style:style>
    <style:style style:name="T57" style:family="text">
      <style:text-properties fo:font-weight="normal" officeooo:rsid="014ca713" style:font-weight-asian="normal" style:font-weight-complex="normal"/>
    </style:style>
    <style:style style:name="T58" style:family="text">
      <style:text-properties fo:font-weight="normal" officeooo:rsid="014e75f4" style:font-weight-asian="normal" style:font-weight-complex="normal"/>
    </style:style>
    <style:style style:name="T59" style:family="text">
      <style:text-properties fo:font-weight="normal" officeooo:rsid="01506521" style:font-weight-asian="normal" style:font-weight-complex="normal"/>
    </style:style>
    <style:style style:name="T60" style:family="text">
      <style:text-properties fo:font-weight="normal" officeooo:rsid="01522d5e" style:font-weight-asian="normal" style:font-weight-complex="normal"/>
    </style:style>
    <style:style style:name="T61" style:family="text">
      <style:text-properties fo:font-weight="normal" officeooo:rsid="01530f89" style:font-weight-asian="normal" style:font-weight-complex="normal"/>
    </style:style>
    <style:style style:name="T62" style:family="text">
      <style:text-properties fo:font-weight="normal" officeooo:rsid="015363cb" style:font-weight-asian="normal" style:font-weight-complex="normal"/>
    </style:style>
    <style:style style:name="T63" style:family="text">
      <style:text-properties fo:font-weight="normal" officeooo:rsid="015548f7" style:font-weight-asian="normal" style:font-weight-complex="normal"/>
    </style:style>
    <style:style style:name="T64" style:family="text">
      <style:text-properties fo:font-weight="normal" officeooo:rsid="0156e77e" style:font-weight-asian="normal" style:font-weight-complex="normal"/>
    </style:style>
    <style:style style:name="T65" style:family="text">
      <style:text-properties fo:font-weight="normal" officeooo:rsid="0159d18d" style:font-weight-asian="normal" style:font-weight-complex="normal"/>
    </style:style>
    <style:style style:name="T66" style:family="text">
      <style:text-properties fo:font-weight="normal" officeooo:rsid="015da254" style:font-weight-asian="normal" style:font-weight-complex="normal"/>
    </style:style>
    <style:style style:name="T67" style:family="text">
      <style:text-properties fo:font-weight="normal" officeooo:rsid="015f87f3" style:font-weight-asian="normal" style:font-weight-complex="normal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text-position="super 58%" fo:font-weight="normal" style:font-weight-asian="normal" style:font-weight-complex="normal"/>
    </style:style>
    <style:style style:name="T71" style:family="text">
      <style:text-properties style:text-position="super 58%" fo:font-weight="bold" style:font-weight-asian="bold" style:font-weight-complex="bold"/>
    </style:style>
    <style:style style:name="T72" style:family="text">
      <style:text-properties officeooo:rsid="00ddb14a"/>
    </style:style>
    <style:style style:name="T73" style:family="text">
      <style:text-properties officeooo:rsid="00e6c0cb"/>
    </style:style>
    <style:style style:name="T74" style:family="text">
      <style:text-properties officeooo:rsid="00e9002e"/>
    </style:style>
    <style:style style:name="T75" style:family="text">
      <style:text-properties officeooo:rsid="00f40956"/>
    </style:style>
    <style:style style:name="T76" style:family="text">
      <style:text-properties officeooo:rsid="00fbd10d"/>
    </style:style>
    <style:style style:name="T77" style:family="text">
      <style:text-properties officeooo:rsid="01047184"/>
    </style:style>
    <style:style style:name="T78" style:family="text">
      <style:text-properties officeooo:rsid="01072dc4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officeooo:rsid="010d5a79"/>
    </style:style>
    <style:style style:name="T81" style:family="text">
      <style:text-properties officeooo:rsid="011cd278"/>
    </style:style>
    <style:style style:name="T82" style:family="text">
      <style:text-properties officeooo:rsid="0121833b"/>
    </style:style>
    <style:style style:name="T83" style:family="text">
      <style:text-properties officeooo:rsid="0124f7e4"/>
    </style:style>
    <style:style style:name="T84" style:family="text">
      <style:text-properties style:text-line-through-style="solid" style:text-line-through-type="single" fo:font-weight="normal" officeooo:rsid="01492381" style:font-weight-asian="normal" style:font-weight-complex="normal"/>
    </style:style>
    <style:style style:name="T85" style:family="text">
      <style:text-properties officeooo:rsid="01549c96"/>
    </style:style>
    <style:style style:name="T86" style:family="text">
      <style:text-properties officeooo:rsid="015d58f2"/>
    </style:style>
    <style:style style:name="T87" style:family="text">
      <style:text-properties officeooo:rsid="015da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36">10.15.2014</text:p>
      <text:p text:style-name="P435"/>
      <text:p text:style-name="P437">A LOT HAS CHANGED <text:span text:style-name="T2">since I last wrote. M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5T17:13:41.199154363</dc:date>
    <meta:editing-duration>P8DT10H29M38S</meta:editing-duration>
    <meta:editing-cycles>277</meta:editing-cycles>
    <meta:generator>LibreOffice/7.3.7.2$Linux_X86_64 LibreOffice_project/30$Build-2</meta:generator>
    <meta:print-date>2024-07-07T17:40:57.703901491</meta:print-date>
    <meta:document-statistic meta:table-count="0" meta:image-count="0" meta:object-count="0" meta:page-count="1" meta:paragraph-count="3" meta:word-count="11" meta:character-count="53" meta:non-whitespace-character-count="45"/>
  </office:meta>
</office:document-meta>
</file>